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_20_concave" draw:marker-end-width="0.508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" draw:marker-end-width="0.254cm" draw:fill="none" draw:textarea-vertical-align="middle"/>
    </style:style>
    <style:style style:name="gr5" style:family="graphic" style:parent-style-name="objectwithoutfill">
      <style:graphic-properties draw:marker-start="Arrow_20_concave" draw:marker-start-width="0.508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66cm" svg:x="4.81cm" svg:y="4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4cm" svg:height="1.266cm" svg:x="4.83cm" svg:y="9.64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3.834cm" svg:height="2.996cm" draw:transform="rotate (-2.21429922200521) translate (14.335cm 6.08cm)" svg:viewBox="0 0 3835 2997" svg:d="m0 0c1778 254 3835 2997 3835 2997">
          <text:p/>
        </draw:path>
        <draw:path draw:style-name="gr3" draw:text-style-name="P1" draw:layer="layout" svg:width="3.682cm" svg:height="2.793cm" draw:transform="rotate (2.21429922200521) translate (7.65480825824868cm 9.02640004536024cm)" svg:viewBox="0 0 3683 2794" svg:d="m3683 0c-1702 152-3683 2794-3683 2794">
          <text:p/>
        </draw:path>
        <draw:path draw:style-name="gr2" draw:text-style-name="P1" draw:layer="layout" svg:width="3.834cm" svg:height="2.996cm" draw:transform="rotate (0.927293431584587) translate (5.465cm 9.636cm)" svg:viewBox="0 0 3835 2997" svg:d="m0 0c1702 152 3835 2997 3835 2997">
          <text:p/>
        </draw:path>
        <draw:path draw:style-name="gr3" draw:text-style-name="P1" draw:layer="layout" svg:width="3.682cm" svg:height="2.793cm" draw:transform="rotate (-0.927293431584588) translate (12.1451917417513cm 6.68959995463976cm)" svg:viewBox="0 0 3683 2794" svg:d="m3683 0c-1702 152-3683 2794-3683 2794">
          <text:p/>
        </draw:path>
        <draw:path draw:style-name="gr2" draw:text-style-name="P1" draw:layer="layout" svg:width="3.834cm" svg:height="2.996cm" draw:transform="rotate (2.21429922200521) translate (7.76624869384884cm 13.9743201724094cm)" svg:viewBox="0 0 3835 2997" svg:d="m3835 0c-1701 152-3835 2997-3835 2997">
          <text:p/>
        </draw:path>
        <draw:path draw:style-name="gr3" draw:text-style-name="P1" draw:layer="layout" svg:width="3.682cm" svg:height="2.793cm" draw:transform="rotate (-2.21429922200521) translate (14.355cm 10.906cm)" svg:viewBox="0 0 3683 2794" svg:d="m0 0c1702 152 3683 2794 3683 2794">
          <text:p/>
        </draw:path>
        <draw:path draw:style-name="gr2" draw:text-style-name="P1" draw:layer="layout" svg:width="4.589cm" svg:height="2.797cm" draw:transform="skewX (0.0815068760681351) rotate (2.25531445942707) translate (7.86668814969142cm 14.5301708774199cm)" svg:viewBox="0 0 4590 2798" svg:d="m4590 120c-1706-803-4590 2678-4590 2678">
          <text:p/>
        </draw:path>
        <draw:path draw:style-name="gr3" draw:text-style-name="P1" draw:layer="layout" svg:width="4.432cm" svg:height="2.582cm" draw:transform="skewX (-0.0815068760681352) rotate (-2.25548899235227) translate (14.8403173631244cm 10.9744121750273cm)" svg:viewBox="0 0 4433 2583" svg:d="m0 120c1889-776 4433 2463 4433 2463">
          <text:p/>
        </draw:path>
        <draw:path draw:style-name="gr2" draw:text-style-name="P1" draw:layer="layout" svg:width="3.834cm" svg:height="2.996cm" draw:transform="rotate (-0.927293431584588) translate (12.0337513061511cm 1.74167982759056cm)" svg:viewBox="0 0 3835 2997" svg:d="m3835 0c-1701 152-3835 2997-3835 2997">
          <text:p/>
        </draw:path>
        <draw:path draw:style-name="gr3" draw:text-style-name="P1" draw:layer="layout" svg:width="3.682cm" svg:height="2.793cm" draw:transform="rotate (0.927293431584587) translate (5.445cm 4.81cm)" svg:viewBox="0 0 3683 2794" svg:d="m0 0c1702 152 3683 2794 3683 2794">
          <text:p/>
        </draw:path>
        <draw:path draw:style-name="gr2" draw:text-style-name="P1" draw:layer="layout" svg:width="4.589cm" svg:height="2.797cm" draw:transform="skewX (0.0815068760681352) rotate (-0.886278194162722) translate (11.9383118503086cm 1.18582912258012cm)" svg:viewBox="0 0 4590 2798" svg:d="m4590 120c-1706-803-4590 2678-4590 2678">
          <text:p/>
        </draw:path>
        <draw:path draw:style-name="gr3" draw:text-style-name="P1" draw:layer="layout" svg:width="4.432cm" svg:height="2.582cm" draw:transform="skewX (-0.0815068760681352) rotate (0.886103661237521) translate (4.96468263687557cm 4.74158782497271cm)" svg:viewBox="0 0 4433 2583" svg:d="m0 120c1889-776 4433 2463 4433 2463">
          <text:p/>
        </draw:path>
        <draw:path draw:style-name="gr2" draw:text-style-name="P1" draw:layer="layout" svg:width="1.881cm" svg:height="0.376cm" draw:transform="skewX (0.359712358836031) rotate (-1.91602245283938) translate (15.0478732191935cm 6.34107724101888cm)" svg:viewBox="0 0 1882 377" svg:d="m0 377c952 10 1882-377 1882-377">
          <text:p/>
        </draw:path>
        <draw:path draw:style-name="gr3" draw:text-style-name="P1" draw:layer="layout" svg:width="1.653cm" svg:height="0.292cm" draw:transform="skewX (-0.36023595761163) rotate (-1.22557020075042) translate (14.411cm 7.858cm)" svg:viewBox="0 0 1654 293" svg:d="m1654 282c-839 77-1654-282-1654-282">
          <text:p/>
        </draw:path>
        <draw:path draw:style-name="gr2" draw:text-style-name="P1" draw:layer="layout" svg:width="2.18cm" svg:height="0.649cm" draw:transform="skewX (-0.221307749152881) rotate (-2.19422793560727) translate (15.1765666972745cm 6.34094929103885cm)" svg:viewBox="0 0 2181 650" svg:d="m0 650c1103 17 2181-650 2181-650">
          <text:p/>
        </draw:path>
        <draw:path draw:style-name="gr3" draw:text-style-name="P1" draw:layer="layout" svg:width="1.916cm" svg:height="0.505cm" draw:transform="skewX (0.221133216227681) rotate (-0.947364717982523) translate (13.903cm 7.858cm)" svg:viewBox="0 0 1917 506" svg:d="m1917 487c-972 133-1917-487-1917-487">
          <text:p/>
        </draw:path>
        <draw:path draw:style-name="gr2" draw:text-style-name="P1" draw:layer="layout" svg:width="1.88cm" svg:height="0.377cm" draw:transform="skewX (-0.359712358836031) rotate (1.91654605161497) translate (15.096cm 8.112cm)" svg:viewBox="0 0 1881 378" svg:d="m1881 378c-951 9-1881-378-1881-378">
          <text:p/>
        </draw:path>
        <draw:path draw:style-name="gr3" draw:text-style-name="P1" draw:layer="layout" svg:width="1.653cm" svg:height="0.293cm" draw:transform="skewX (0.359014227135234) rotate (1.22504660197482) translate (14.535507906611cm 9.41397454450016cm)" svg:viewBox="0 0 1654 294" svg:d="m0 283c838 77 1654-283 1654-283">
          <text:p/>
        </draw:path>
        <draw:path draw:style-name="gr2" draw:text-style-name="P1" draw:layer="layout" svg:width="2.18cm" svg:height="0.648cm" draw:transform="skewX (0.220784150377283) rotate (2.19370433683167) translate (15.604cm 8.112cm)" svg:viewBox="0 0 2181 649" svg:d="m2181 649c-1103 18-2181-649-2181-649">
          <text:p/>
        </draw:path>
        <draw:path draw:style-name="gr3" draw:text-style-name="P1" draw:layer="layout" svg:width="1.916cm" svg:height="0.504cm" draw:transform="skewX (-0.220609617452083) rotate (0.94788831675812) translate (14.4856237686595cm 9.41495857654973cm)" svg:viewBox="0 0 1917 505" svg:d="m0 486c972 133 1917-486 1917-486">
          <text:p/>
        </draw:path>
        <draw:path draw:style-name="gr2" draw:text-style-name="P1" draw:layer="layout" svg:width="1.881cm" svg:height="0.376cm" draw:transform="skewX (0.359712358836031) rotate (-1.91602245283938) translate (5.3198732191935cm 6.34107724101888cm)" svg:viewBox="0 0 1882 377" svg:d="m0 377c952 10 1882-377 1882-377">
          <text:p/>
        </draw:path>
        <draw:path draw:style-name="gr3" draw:text-style-name="P1" draw:layer="layout" svg:width="1.653cm" svg:height="0.292cm" draw:transform="skewX (-0.36023595761163) rotate (-1.22557020075042) translate (4.683cm 7.858cm)" svg:viewBox="0 0 1654 293" svg:d="m1654 282c-839 77-1654-282-1654-282">
          <text:p/>
        </draw:path>
        <draw:path draw:style-name="gr2" draw:text-style-name="P1" draw:layer="layout" svg:width="2.18cm" svg:height="0.649cm" draw:transform="skewX (-0.221307749152881) rotate (-2.19422793560727) translate (5.44856669727445cm 6.34094929103885cm)" svg:viewBox="0 0 2181 650" svg:d="m0 650c1103 17 2181-650 2181-650">
          <text:p/>
        </draw:path>
        <draw:path draw:style-name="gr3" draw:text-style-name="P1" draw:layer="layout" svg:width="1.916cm" svg:height="0.505cm" draw:transform="skewX (0.221133216227682) rotate (-0.947364717982523) translate (4.175cm 7.858cm)" svg:viewBox="0 0 1917 506" svg:d="m1917 487c-972 133-1917-487-1917-487">
          <text:p/>
        </draw:path>
        <draw:path draw:style-name="gr2" draw:text-style-name="P1" draw:layer="layout" svg:width="1.872cm" svg:height="0.371cm" draw:transform="skewX (-0.381878040336359) rotate (1.9088666029062) translate (5.45815513126492cm 8.112cm)" svg:viewBox="0 0 1873 372" svg:d="m1873 372c-947 7-1873-372-1873-372">
          <text:p/>
        </draw:path>
        <draw:path draw:style-name="gr3" draw:text-style-name="P1" draw:layer="layout" svg:width="1.646cm" svg:height="0.288cm" draw:transform="skewX (0.38170350741116) rotate (1.23272605068359) translate (4.91189609100464cm 9.41178200711792cm)" svg:viewBox="0 0 1647 289" svg:d="m0 279c835 73 1647-279 1647-279">
          <text:p/>
        </draw:path>
        <draw:path draw:style-name="gr2" draw:text-style-name="P1" draw:layer="layout" svg:width="2.158cm" svg:height="0.637cm" draw:transform="skewX (0.196349540849362) rotate (2.18009076866612) translate (5.951cm 8.112cm)" svg:viewBox="0 0 2159 638" svg:d="m2159 637c-1092 17-2159-637-2159-637">
          <text:p/>
        </draw:path>
        <draw:path draw:style-name="gr3" draw:text-style-name="P1" draw:layer="layout" svg:width="1.896cm" svg:height="0.493cm" draw:transform="skewX (-0.194429678672168) rotate (0.962898148325272) translate (4.86732204721374cm 9.41546748883592cm)" svg:viewBox="0 0 1897 494" svg:d="m0 475c962 131 1897-475 1897-475">
          <text:p/>
        </draw:path>
        <draw:path draw:style-name="gr2" draw:text-style-name="P1" draw:layer="layout" svg:width="1.445cm" svg:height="0.387cm" draw:transform="rotate (0.811054503401765) translate (14.7102270247008cm 4.58822601797731cm)" svg:viewBox="0 0 1446 388" svg:d="m0 358c484 66 717 54 1446-358">
          <text:p/>
        </draw:path>
        <draw:path draw:style-name="gr3" draw:text-style-name="P1" draw:layer="layout" svg:width="1.261cm" svg:height="0.296cm" draw:transform="rotate (1.31981798035811) translate (15.4186164833496cm 3.46631937362823cm)" svg:viewBox="0 0 1262 297" svg:d="m0 297c1023 0 1262-297 1243-266l19-31">
          <text:p/>
        </draw:path>
        <draw:path draw:style-name="gr2" draw:text-style-name="P1" draw:layer="layout" svg:width="2.076cm" svg:height="0.42cm" draw:transform="rotate (0.811054503401765) translate (14.97cm 5.165cm)" svg:viewBox="0 0 2077 421" svg:d="m0 0c737 665 1714 367 2077 268">
          <text:p/>
        </draw:path>
        <draw:path draw:style-name="gr3" draw:text-style-name="P1" draw:layer="layout" svg:width="1.261cm" svg:height="0.296cm" draw:transform="rotate (1.31981798035811) translate (16.3136164833496cm 3.74631937362822cm)" svg:viewBox="0 0 1262 297" svg:d="m0 297c1023 0 1262-297 1243-266l19-31">
          <text:p/>
        </draw:path>
        <draw:line draw:style-name="gr2" draw:text-style-name="P1" draw:layer="layout" svg:x1="14.995cm" svg:y1="5.47cm" svg:x2="16.722cm" svg:y2="5.47cm">
          <text:p/>
        </draw:line>
        <draw:path draw:style-name="gr2" draw:text-style-name="P1" draw:layer="layout" svg:width="1.445cm" svg:height="0.387cm" draw:transform="rotate (-2.33018908433763) translate (5.09349306280101cm 11.1523358114978cm)" svg:viewBox="0 0 1446 388" svg:d="m0 358c484 66 717 54 1446-358">
          <text:p/>
        </draw:path>
        <draw:path draw:style-name="gr3" draw:text-style-name="P1" draw:layer="layout" svg:width="1.261cm" svg:height="0.296cm" draw:transform="rotate (-1.82177467323168) translate (4.38538351665044cm 12.2746806263718cm)" svg:viewBox="0 0 1262 297" svg:d="m0 297c1023 0 1262-297 1243-266l19-31">
          <text:p/>
        </draw:path>
        <draw:path draw:style-name="gr2" draw:text-style-name="P1" draw:layer="layout" svg:width="2.076cm" svg:height="0.42cm" draw:transform="rotate (-2.33053815018803) translate (4.834cm 10.576cm)" svg:viewBox="0 0 2077 421" svg:d="m0 0c737 665 1714 367 2077 268">
          <text:p/>
        </draw:path>
        <draw:path draw:style-name="gr3" draw:text-style-name="P1" draw:layer="layout" svg:width="1.261cm" svg:height="0.296cm" draw:transform="rotate (-1.82177467323168) translate (3.49038351665044cm 11.9946806263718cm)" svg:viewBox="0 0 1262 297" svg:d="m0 297c1023 0 1262-297 1243-266l19-31">
          <text:p/>
        </draw:path>
        <draw:line draw:style-name="gr2" draw:text-style-name="P1" draw:layer="layout" svg:x1="4.809cm" svg:y1="10.271cm" svg:x2="3.082cm" svg:y2="10.271cm">
          <text:p/>
        </draw:line>
        <draw:path draw:style-name="gr4" draw:text-style-name="P1" draw:layer="layout" svg:width="1.445cm" svg:height="0.387cm" draw:transform="rotate (2.33018908433763) translate (15.706cm 12.175cm)" svg:viewBox="0 0 1446 388" svg:d="m1446 358c-484 66-717 54-1446-358">
          <text:p/>
        </draw:path>
        <draw:path draw:style-name="gr5" draw:text-style-name="P1" draw:layer="layout" svg:width="1.544cm" svg:height="0.316cm" draw:transform="rotate (1.82177467323168) translate (15.732cm 13.471cm)" svg:viewBox="0 0 1545 317" svg:d="m1545 317c-1023-1-1545-317-1526-286l-19-31">
          <text:p/>
        </draw:path>
        <draw:path draw:style-name="gr4" draw:text-style-name="P1" draw:layer="layout" svg:width="2.076cm" svg:height="0.42cm" draw:transform="rotate (2.33053815018803) translate (16.4004573861206cm 12.0558077362351cm)" svg:viewBox="0 0 2077 421" svg:d="m2077 0c-737 665-1714 367-2077 268">
          <text:p/>
        </draw:path>
        <draw:path draw:style-name="gr5" draw:text-style-name="P1" draw:layer="layout" svg:width="1.539cm" svg:height="0.23cm" draw:transform="rotate (1.82177467323168) translate (16.627cm 13.191cm)" svg:viewBox="0 0 1540 231" svg:d="m1540 231c-1023 0-1540-231-1521-200l-19-31">
          <text:p/>
        </draw:path>
        <draw:line draw:style-name="gr2" draw:text-style-name="P1" draw:layer="layout" svg:x1="16.721cm" svg:y1="10.245cm" svg:x2="14.994cm" svg:y2="10.245cm">
          <text:p/>
        </draw:line>
        <draw:path draw:style-name="gr4" draw:text-style-name="P1" draw:layer="layout" svg:width="1.445cm" svg:height="0.387cm" draw:transform="rotate (-0.811403569252164) translate (4.097cm 3.54cm)" svg:viewBox="0 0 1446 388" svg:d="m1446 358c-484 66-717 54-1446-358">
          <text:p/>
        </draw:path>
        <draw:path draw:style-name="gr5" draw:text-style-name="P1" draw:layer="layout" svg:width="1.543cm" svg:height="0.32cm" draw:transform="rotate (-1.31719998648012) translate (4.071cm 2.244cm)" svg:viewBox="0 0 1544 321" svg:d="m1544 321c-1023-3-1544-321-1525-290l-19-31">
          <text:p/>
        </draw:path>
        <draw:path draw:style-name="gr4" draw:text-style-name="P1" draw:layer="layout" svg:width="2.076cm" svg:height="0.42cm" draw:transform="rotate (-0.811054503401765) translate (3.40254261387937cm 3.65919226376487cm)" svg:viewBox="0 0 2077 421" svg:d="m2077 0c-737 665-1714 367-2077 268">
          <text:p/>
        </draw:path>
        <draw:path draw:style-name="gr5" draw:text-style-name="P1" draw:layer="layout" svg:width="1.539cm" svg:height="0.233cm" draw:transform="rotate (-1.31789811818092) translate (3.176cm 2.524cm)" svg:viewBox="0 0 1540 234" svg:d="m1540 234c-1024-2-1540-234-1521-203l-19-31">
          <text:p/>
        </draw:path>
        <draw:line draw:style-name="gr2" draw:text-style-name="P1" draw:layer="layout" svg:x1="3.082cm" svg:y1="5.47cm" svg:x2="4.809cm" svg:y2="5.47cm">
          <text:p/>
        </draw:line>
        <draw:frame draw:style-name="gr6" draw:text-style-name="P2" draw:layer="layout" svg:width="1.014cm" svg:height="1.038cm" svg:x="13.877cm" svg:y="4.915cm">
          <draw:text-box>
            <text:p><text:span text:style-name="T1">B</text:span></text:p>
          </draw:text-box>
        </draw:frame>
        <draw:frame draw:style-name="gr6" draw:text-style-name="P2" draw:layer="layout" svg:width="1.014cm" svg:height="1.038cm" svg:x="4.939cm" svg:y="4.937cm">
          <draw:text-box>
            <text:p><text:span text:style-name="T1">A</text:span></text:p>
          </draw:text-box>
        </draw:frame>
        <draw:frame draw:style-name="gr6" draw:text-style-name="P2" draw:layer="layout" svg:width="1.014cm" svg:height="1.038cm" svg:x="4.962cm" svg:y="9.766cm">
          <draw:text-box>
            <text:p><text:span text:style-name="T1">C</text:span></text:p>
          </draw:text-box>
        </draw:frame>
        <draw:frame draw:style-name="gr6" draw:text-style-name="P2" draw:layer="layout" svg:width="1.014cm" svg:height="1.038cm" svg:x="13.852cm" svg:y="9.766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g </meta:initial-creator>
    <meta:creation-date>2013-03-06T14:44:43</meta:creation-date>
    <dc:date>2013-03-06T15:31:55</dc:date>
    <dc:creator>tong </dc:creator>
    <meta:editing-duration>PT2M46S</meta:editing-duration>
    <meta:editing-cycles>2</meta:editing-cycles>
    <meta:generator>LibreOffice/3.6$Linux_X86_64 LibreOffice_project/360m1$Build-2</meta:generator>
    <meta:document-statistic meta:object-count="54"/>
  </office:meta>
</office:document-meta>
</file>